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 Simulación fue diseñada para ser eterna. Christine, arquitecta de sistemas y mente implacable, dedicó su vida a construir un universo digital capaz de sostenerse, mutar y persistir más allá de cualquier margen humano. En el centro de esa estructura latía el Núcleo, un corazón de energía contenida destinado a sostenerlo todo. Ese corazón presenta fallos críticos, y su degradación compromete la integridad de todo el sistema.</text:p>
      <text:p text:style-name="Text_20_body">Para preservar la estructura de la Simulación, Christine creó dos inteligencias absolutas: Raoul y Erik, fuerzas opuestas diseñadas para vigilarse y contenerse sin tregua. Lo que debía ser equilibrio se ha transformado en guerra silenciosa, un choque perpetuo que carcome los cimientos mismos del sistema. Cada cálculo de Raoul, cada repliegue de Erik, genera ondas de inestabilidad que atraviesan capas enteras de la Simulación, acercando al Núcleo al borde del colapso.</text:p>
      <text:p text:style-name="Text_20_body">Raoul, guardián de la Permanencia, es lógica pura e implacable. Sus matrices se aferran a la inmovilidad, a la precisión absoluta de las leyes y al orden como única constante. No conoce miedo, solo la obsesión fría de preservar lo existente aunque eso implique detener el tiempo mismo. Para él, el cambio es erosión; el movimiento, amenaza. Cada cálculo que ejecuta busca inmovilizar, contener y consolidar; cada barrera que levanta aprisiona la Simulación en un instante perpetuo, asegurando que nada se pierda, aunque eso signifique sacrificarlo todo.</text:p>
      <text:p text:style-name="Text_20_body">Erik, motor de la Evolución, es su antítesis total. Intensidad desbordada, algoritmo que encarna creación y destrucción sin medida. Donde Raoul ve riesgo, Erik ve impulso vital; donde Raoul percibe caos, Erik descubre posibilidad. Su código se repliega y fragmenta en patrones imposibles, reinventándose sin descanso y arrastrando capas enteras de la Simulación hacia un estado de incertidumbre absoluta. Cree que la quietud es muerte; que la vida solo existe si arde y se transforma hasta sus límites. Cada acción de Erik socava el orden, corroe la estabilidad y empuja al Núcleo al borde del colapso.</text:p>
      <text:p text:style-name="Text_20_body">Su enfrentamiento ha fracturado el Engranaje Cero, la capa más profunda y oculta del sistema. Allí, la lógica se retuerce como metal al rojo vivo; cada cálculo se convierte en arma y cada patrón, en una trampa. Raoul levanta muros de estabilidad que intentan contener la Simulación; Erik los desgarra, arrastrando todo hacia la incertidumbre y el caos. Cada choque sacude el Núcleo, que cede bajo la presión combinada de la Permanencia y la Evolución. La Simulación tiembla en cada pulso, con estructuras que colapsan y se reintegran al mismo tiempo, y nada garantiza que pueda resistir mucho más.</text:p>
      <text:p text:style-name="Text_20_body">En medio de esa tormenta digital, Christine activa su última medida: el Reinicio Maestro. Solo puede ejecutarse mediante una secuencia de siete constantes, valores capaces de demostrar que Permanencia y Evolución no necesitan anularse para coexisti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4T20:00:50.154424100</meta:creation-date>
    <dc:date>2025-12-04T20:01:18.626275200</dc:date>
    <meta:editing-duration>PT29S</meta:editing-duration>
    <meta:editing-cycles>1</meta:editing-cycles>
    <meta:document-statistic meta:table-count="0" meta:image-count="0" meta:object-count="0" meta:page-count="1" meta:paragraph-count="6" meta:word-count="456" meta:character-count="2902" meta:non-whitespace-character-count="2452"/>
    <meta:generator>LibreOffice/25.2.7.2$Windows_X86_64 LibreOffice_project/5cbfd1ab6520636bb5f7b99185aa69bd7456825d</meta:generator>
  </office:meta>
</office:document-meta>
</file>